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19bc3"/>
    </style:style>
    <style:style style:name="P3" style:family="paragraph" style:parent-style-name="Standard">
      <style:text-properties officeooo:paragraph-rsid="00119bc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5"/>
    <style:style style:name="P7" style:family="paragraph" style:parent-style-name="Standard" style:list-style-name="L6"/>
    <style:style style:name="T1" style:family="text">
      <style:text-properties officeooo:rsid="00119bc3"/>
    </style:style>
    <style:style style:name="T2" style:family="text">
      <style:text-properties fo:font-weight="bold" officeooo:rsid="00119bc3" style:font-weight-asian="bold" style:font-weight-complex="bold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tored Procedure</text:span></text:p>
      <text:p text:style-name="P3"><text:tab/><text:tab/><text:tab/></text:p>
      <text:list xml:id="list2753901189" text:style-name="L1">
        <text:list-item>
          <text:p text:style-name="P2">Bir dizi SQL ifadesini içeren ve veritabanında saklanan bir kod bloğudur.</text:p>
        </text:list-item>
        <text:list-item>
          <text:p text:style-name="P1">Tek seferde çalıştırılabilen, tekrar kullanılabilir ve çağrılabilir.</text:p>
        </text:list-item>
        <text:list-item>
          <text:p text:style-name="P1">Birden çok SQL sorgusu ve mantıksal ifadeler içerebilir.</text:p>
        </text:list-item>
        <text:list-item>
          <text:p text:style-name="P1">Genellikle karmaşık iş mantığı ve veritabanı işlemlerini gerçekleştirmek için kullanılır.</text:p>
        </text:list-item>
        <text:list-item>
          <text:p text:style-name="P1">Performans avantajı sağlayabilir, çünkü sorguların veritabanında önceden derlenip optimize edilmesine olanak tanır.</text:p>
        </text:list-item>
        <text:list-item>
          <text:p text:style-name="P1">Güvenlik ve erişim kontrolü sağlar, çünkü doğru izinlerle çalıştırılabilir ve yetkisiz kullanıcıların direkt olarak sorgu çalıştırmasını engelleyebilir.</text:p>
        </text:list-item>
        <text:list-item>
          <text:p text:style-name="P1">Kodun merkezi bir yerde saklanması ve yönetilmesi kolaylaşır.</text:p>
        </text:list-item>
      </text:list>
      <text:p text:style-name="Standard"/>
      <text:p text:style-name="P3"><text:span text:style-name="T2">Trigger</text:span></text:p>
      <text:list xml:id="list2208030392" text:style-name="L2">
        <text:list-header>
          <text:p text:style-name="P5"/>
        </text:list-header>
        <text:list-item>
          <text:p text:style-name="P5">Belirli bir olayın gerçekleşmesi durumunda otomatik olarak tetiklenen bir veritabanı nesnesidir.</text:p>
        </text:list-item>
        <text:list-item>
          <text:p text:style-name="P5">INSERT, UPDATE, DELETE gibi işlemlerden önce veya sonra tetiklenebilir.</text:p>
        </text:list-item>
        <text:list-item>
          <text:p text:style-name="P5">Bir veya birden çok SQL ifadesi içerebilir.</text:p>
        </text:list-item>
        <text:list-item>
          <text:p text:style-name="P5">Veri bütünlüğünü ve kural uyumluluğunu sağlamak için kullanılır.</text:p>
        </text:list-item>
        <text:list-item>
          <text:p text:style-name="P5">Veritabanı işlemleriyle ilgili karmaşık iş mantığını gerçekleştirebilir.</text:p>
        </text:list-item>
        <text:list-item>
          <text:p text:style-name="P5">Örneğin, bir tabloya yapılan bir ekleme işlemi sonrasında diğer tablolarda ilgili güncellemelerin otomatik olarak yapılmasını sağlayabilir.</text:p>
        </text:list-item>
        <text:list-item>
          <text:p text:style-name="P5">Kullanımı dikkatli yapılmalıdır, çünkü yanlış yapılandırıldığında performans sorunlarına neden olabilir veya istenmeyen döngülere yol açabilir.</text:p>
        </text:list-item>
      </text:list>
      <text:p text:style-name="Standard"/>
      <text:p text:style-name="P4">Olumlu etkileri:</text:p>
      <text:list text:style-name="L5">
        <text:list-item>
          <text:p text:style-name="P6">Veritabanı işlemlerinin daha etkili ve performanslı olmasını sağlar.</text:p>
        </text:list-item>
        <text:list-item>
          <text:p text:style-name="P6">Karmaşık iş mantığını kolaylaştırır ve merkezi bir yerde yönetim sağlar.</text:p>
        </text:list-item>
        <text:list-item>
          <text:p text:style-name="P6">Güvenlik ve veri bütünlüğü konularında destek sunar.</text:p>
        </text:list-item>
        <text:list-item>
          <text:p text:style-name="P6">Tekrar kullanılabilirlik ve kod yeniden kullanımını artırır.</text:p>
        </text:list-item>
      </text:list>
      <text:p text:style-name="P4">Olumsuz etkileri:</text:p>
      <text:list text:style-name="L6">
        <text:list-item>
          <text:p text:style-name="P7">Karmaşık iş mantığı ve mantıksal bağımlılıkların artması nedeniyle bakım ve yönetim zorlaşabilir.</text:p>
        </text:list-item>
        <text:list-item>
          <text:p text:style-name="P7">Yanlış yapılandırma veya hatalı kullanım durumunda performans sorunlarına veya yanlış sonuçlara neden olabilir.</text:p>
        </text:list-item>
        <text:list-item>
          <text:p text:style-name="P7">Uygun izinler ve güvenlik kontrolleri sağlanmadığında güvenlik açıklarına neden olabilir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22:04:39.613274403</meta:creation-date>
    <dc:date>2023-06-01T22:07:24.051888851</dc:date>
    <meta:editing-duration>PT2M44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27" meta:word-count="242" meta:character-count="1871" meta:non-whitespace-character-count="1673"/>
  </office:meta>
</office:document-meta>
</file>